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stema de Inventarios del Departamento de Informatica</text:p>
      <text:p text:style-name="Standard"/>
      <text:p text:style-name="Standard">El Instituto Mexicano del Seguro Social en el Hospital General Regional Numero 20 de Tijuana Baja California, solicita desarrollar un sistema para el control de inventario del equipo de computo con el que cuenta la institución, con la finalidad de conocer las caracteristicas especificas de cada uno, asi como la disponibili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Nuño Estrella </meta:initial-creator>
    <meta:creation-date>2020-01-31T17:34:15.86</meta:creation-date>
    <meta:document-statistic meta:table-count="0" meta:image-count="0" meta:object-count="0" meta:page-count="1" meta:paragraph-count="2" meta:word-count="58" meta:character-count="383"/>
    <dc:date>2020-02-02T11:33:08.43</dc:date>
    <dc:creator>Emmanuel  Nuño Estrella </dc:creator>
    <meta:editing-duration>P1DT17H43M42S</meta:editing-duration>
    <meta:editing-cycles>1</meta:editing-cycles>
    <meta:generator>OpenOffice/4.1.7$Win32 OpenOffice.org_project/417m1$Build-9800</meta:generator>
  </office:meta>
</office:document-meta>
</file>